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3366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197cm" svg:x="1.999cm" svg:y="5.999cm">
          <text:p text:style-name="P1">clang</text:p>
        </draw:rect>
        <draw:rect draw:style-name="gr1" draw:text-style-name="P1" draw:layer="layout" svg:width="2cm" svg:height="1.5cm" svg:x="5.499cm" svg:y="6.599cm">
          <text:p text:style-name="P1">llc</text:p>
        </draw:rect>
        <draw:rect draw:style-name="gr1" draw:text-style-name="P1" draw:layer="layout" svg:width="5.31cm" svg:height="1.513cm" svg:x="9.001cm" svg:y="6.599cm">
          <text:p text:style-name="P1">llvm-objdump -d</text:p>
        </draw:rect>
        <draw:rect draw:style-name="gr2" draw:text-style-name="P1" draw:layer="layout" svg:width="2.5cm" svg:height="1.5cm" svg:x="15.828cm" svg:y="6.599cm">
          <text:p text:style-name="P1">Verilog </text:p>
          <text:p text:style-name="P1">machine</text:p>
        </draw:rect>
        <draw:custom-shape draw:style-name="gr3" draw:text-style-name="P2" draw:layer="layout" svg:width="1.5cm" svg:height="0.889cm" svg:x="3.999cm" svg:y="6.461cm">
          <text:p text:style-name="P2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5cm" svg:height="1.016cm" svg:x="7.499cm" svg:y="6.842cm">
          <text:p text:style-name="P2"><text:span text:style-name="T1">ob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5cm" svg:height="1.016cm" svg:x="14.328cm" svg:y="6.842cm">
          <text:p text:style-name="P2"><text:span text:style-name="T1">h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5cm" svg:height="0.773cm" svg:x="3.945cm" svg:y="7.35cm">
          <text:p text:style-name="P2"><text:span text:style-name="T1">as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02:38</meta:creation-date>
    <dc:date>2015-03-06T18:02:59.339157426</dc:date>
    <meta:editing-duration>P0D</meta:editing-duration>
    <meta:editing-cycles>4</meta:editing-cycles>
    <meta:generator>LibreOffice/4.2.7.2$Linux_X86_64 LibreOffice_project/420m0$Build-2</meta:generator>
    <meta:document-statistic meta:object-count="8"/>
  </office:meta>
</office:document-meta>
</file>